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24-01-31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6424" calcext:value-type="float">
            <text:p>43.0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23-01-11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22-01-11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20-01-29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19-01-17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18-01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6288" calcext:value-type="float">
            <text:p>37.3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1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1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0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0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0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200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9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1112" calcext:value-type="float">
            <text:p>48.5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9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9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9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9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9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8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8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8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8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8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8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7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0056" calcext:value-type="float">
            <text:p>46.9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7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7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7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7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6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0064" calcext:value-type="float">
            <text:p>49.2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6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6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6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6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5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5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5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5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5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5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5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7313</text:p>
          </table:table-cell>
          <table:table-cell office:value-type="string" calcext:value-type="string">
            <text:p>City of Premont</text:p>
          </table:table-cell>
          <table:table-cell office:value-type="string" calcext:value-type="string">
            <text:p>195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